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Методика нейросетевого оптимального управления нестационарным объектом</text:h>
      <text:h text:style-name="P10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гулятора. <text:s/>Рассмотрены особенности применения алгоритма кумулятивных сумм для обнаружения разладки по дисперсии в контуре управления. <text:s/>Методика иллюстрируется данными вычислительного эксперимента.</text:p>
      <text:h text:style-name="P9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вий. <text:s/>Это оказывается полезным приемом, упрощающим расчет и конструкцию элементов системы. <text:s/>Однако любая система управления функционирует в не в мире абстракций, а в реальном мире, который неисчерпаем в разнообразии и непредсказуемости своих явлений. <text:s/>По этой причине важным этапом в разработке системы автоматического управления (САУ) является её проверка в условиях, намеренно отличных от эталонных, использовавшихся на этапе расчета. <text:s/>Выявленные особенности функционирования позволяют оценить работоспособность и эффективность <text:s/>системы управления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лонных, нейросетевой регулятор опробовался с разнообразными стохастическими и детерминированными уставками.</text:p>
      <text:p text:style-name="Text_20_body">Следующим уровнем сложности в приближении системы управления к реальному миру является адаптация к изменившимся условиям. <text:s/>Один из важных частных случаев — это изменение параметров объекта управления. <text:s/>Причиной изменения может быть как влияние внешней среды, так и износ самой конструкции объекта управления. <text:s/>Очевид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ружение факта изменения параметров объекта и адаптация регулятора выполнялись автоматически, <text:soft-page-break/>поскольку вмешательство человека-оператора САУ приводит к дополнительной задержке, а также к ошибкам, что в целом чревато потерями. <text:s/>Совокупность изложенных причин делает актуальным разработку методики применения нейросетевого оптимального регулятора для управления нестационарным объектом.</text:p>
      <text:p text:style-name="Text_20_body"/>
      <text:p text:style-name="P3"><draw:frame draw:style-name="fr1" draw:name="Объект1" text:anchor-type="paragraph" svg:x="0.873cm" svg:y="-0.004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зованием его нейросетевой модели объекта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рому определяется разладка, следует использовать дисперсию.</text:p>
      <text:p text:style-name="Text_20_body">Главным управляемым параметром АКС является порог Hпор, а основными характеристиками — среднее время запаздывания <text:span text:style-name="T2">T</text:span>зап и среднее время между ложными тревогами <text:span text:style-name="T1">T</text:span>лт. <text:s/>Они определяют потери, возникающие в результате изменения параметров объекта управления. <text:s/>В то же время, для подстройки нейросетевой модели объекта управления (НС-О) в рамках предлагаемой методики необходима выборка некоторой длины, и чем длиннее эта выборка (то есть, чем дольше САУ находится не в оптимальном режиме), тем, в общем, качественнее будет настроена НС-О и, соответственно, НС-Р. <text:s/>Наличие противоречивых требований к <text:s/>минимизации потерь САУ и обеспечению условий для качественного обучения нейронной сети моде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тельной настройки НС-Р вне контура управления теряет свой смысл. <text:s/>Таким образом, адаптация НОР производится следующими этапами:</text:p>
      <text:list xml:id="list625364674" text:style-name="L1">
        <text:list-item>
          <text:p text:style-name="P5">Сбор данных с САУ для настройки НС-О с необходимой длиной выборки после обнаружения разладки.</text:p>
        </text:list-item>
        <text:list-item>
          <text:p text:style-name="P5">Обучение НС-О на полученной выборке вне контура управления.</text:p>
        </text:list-item>
        <text:list-item>
          <text:p text:style-name="P5">Включение настроенной НС-О в режиме инверсной модели ОУ и перевод НС-Р в режим подстройки по модели. <text:s/>Подстройка осуществляется в процессе рабочего функционирования в контуре (рис.2) и заканчивается по достижении заданного качества регулирования.</text:p>
        </text:list-item>
      </text:list>
      <text:p text:style-name="Text_20_body"/>
      <text:p text:style-name="P3"><draw:frame draw:style-name="fr1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Можно заметить, что одна и та же нейросетевая модель объекта управления используется в описываемой методи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2186210302" text:style-name="L2">
        <text:list-item>
          <text:p text:style-name="P6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6">использование нейронных сетей без обратных связей (рис.3), что упрощает анализ устойчивости САУ.</text:p>
        </text:list-item>
      </text:list>
      <text:p text:style-name="Text_20_body"/>
      <text:p text:style-name="Text_20_body">Метод адаптации НОР — подстройка НС-О, потом НС-Р.</text:p>
      <text:p text:style-name="Text_20_body">Критерий оптимальности выбора порога — минимизация функции потерь. <text:s/>Задание его вида.</text:p>
      <text:p text:style-name="Text_20_body"/>
      <text:h text:style-name="Heading_20_2" text:outline-level="2">Методика</text:h>
      <text:p text:style-name="Text_20_body">Задание параметров САУ.</text:p>
      <text:p text:style-name="Text_20_body">Подбор параметров АКС. <text:s/>Графики.</text:p>
      <text:p text:style-name="Text_20_body">Подробности методики настройки. <text:s/>Схемы.</text:p>
      <text:h text:style-name="Heading_20_2" text:outline-level="2">Применение</text:h>
      <text:p text:style-name="Text_20_body">Финальные эксперименты с графиками.</text:p>
      <text:h text:style-name="Heading_20_2" text:outline-level="2">Выводы</text:h>
      <text:h text:style-name="Heading_20_2" text:outline-level="2">Литература</text:h>
      <text:list xml:id="list606689379" text:style-name="L3">
        <text:list-item>
          <text:p text:style-name="P7">Сигеру Омату, Марзуки Халид, Рубия Юсоф, Нейроуправление и его приложения, М:.Радиотехника, 2000</text:p>
        </text:list-item>
        <text:list-item>
          <text:p text:style-name="P7">Филаретов Г. Ф., Елисеев В. Л., Нейросетевой оптимальный регулятор, Доклады международной конференции «Информационные средства и технологии», Москва, 2000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09-28T23:44:56</dc:date>
    <meta:editing-cycles>128</meta:editing-cycles>
    <meta:editing-duration>PT08H53M41S</meta:editing-duration>
    <meta:document-statistic meta:table-count="0" meta:image-count="0" meta:object-count="2" meta:page-count="3" meta:paragraph-count="35" meta:word-count="802" meta:character-count="651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